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4" style:family="paragraph" style:parent-style-name="Text_20_body">
      <style:text-properties officeooo:rsid="00172dbd" officeooo:paragraph-rsid="0017f555"/>
    </style:style>
    <style:style style:name="P5" style:family="paragraph" style:parent-style-name="Text_20_body">
      <style:text-properties officeooo:rsid="0017f555" officeooo:paragraph-rsid="0017f555"/>
    </style:style>
    <style:style style:name="P6" style:family="paragraph" style:parent-style-name="Text_20_body">
      <style:text-properties fo:font-style="italic" officeooo:rsid="001fa506" officeooo:paragraph-rsid="001fa506" style:font-style-asian="italic" style:font-style-complex="italic"/>
    </style:style>
    <style:style style:name="P7" style:family="paragraph" style:parent-style-name="Text_20_body">
      <style:text-properties fo:font-style="italic" officeooo:rsid="0021df68" officeooo:paragraph-rsid="0021df68" style:font-style-asian="italic" style:font-style-complex="italic"/>
    </style:style>
    <style:style style:name="P8" style:family="paragraph" style:parent-style-name="Text_20_body">
      <style:text-properties fo:font-style="italic" officeooo:rsid="0025b313" officeooo:paragraph-rsid="0025b313" style:font-style-asian="italic" style:font-style-complex="italic"/>
    </style:style>
    <style:style style:name="P9" style:family="paragraph" style:parent-style-name="Text_20_body">
      <style:text-properties fo:font-style="italic" officeooo:rsid="0027f6bd" officeooo:paragraph-rsid="0027f6bd" style:font-style-asian="italic" style:font-style-complex="italic"/>
    </style:style>
    <style:style style:name="P10" style:family="paragraph" style:parent-style-name="Text_20_body">
      <style:text-properties fo:font-style="normal" officeooo:rsid="001fa506" officeooo:paragraph-rsid="001fa506" style:font-style-asian="normal" style:font-style-complex="normal"/>
    </style:style>
    <style:style style:name="P11" style:family="paragraph" style:parent-style-name="Text_20_body">
      <style:text-properties fo:font-style="normal" officeooo:rsid="0017f555" style:font-style-asian="normal" style:font-style-complex="normal"/>
    </style:style>
    <style:style style:name="P12" style:family="paragraph" style:parent-style-name="Text_20_body">
      <style:text-properties fo:font-style="normal" officeooo:rsid="0027f6bd" officeooo:paragraph-rsid="0027f6bd" style:font-style-asian="normal" style:font-style-complex="normal"/>
    </style:style>
    <style:style style:name="P13" style:family="paragraph" style:parent-style-name="Text_20_body">
      <style:text-properties fo:font-style="normal" officeooo:rsid="0027f6bd" officeooo:paragraph-rsid="002a453b" style:font-style-asian="normal" style:font-style-complex="normal"/>
    </style:style>
    <style:style style:name="P14" style:family="paragraph" style:parent-style-name="Text_20_body">
      <style:text-properties fo:font-style="normal" officeooo:rsid="002a453b" officeooo:paragraph-rsid="002a453b" style:font-style-asian="normal" style:font-style-complex="normal"/>
    </style:style>
    <style:style style:name="P15" style:family="paragraph" style:parent-style-name="Text_20_body">
      <style:text-properties fo:font-style="normal" officeooo:rsid="002cd306" officeooo:paragraph-rsid="002cd306" style:font-style-asian="normal" style:font-style-complex="normal"/>
    </style:style>
    <style:style style:name="P16" style:family="paragraph" style:parent-style-name="Text_20_body">
      <style:text-properties officeooo:rsid="0020f5f7" officeooo:paragraph-rsid="0020f5f7"/>
    </style:style>
    <style:style style:name="P17" style:family="paragraph" style:parent-style-name="Text_20_body">
      <style:text-properties officeooo:rsid="0025b313" officeooo:paragraph-rsid="0025b313"/>
    </style:style>
    <style:style style:name="P18" style:family="paragraph" style:parent-style-name="Text_20_body">
      <style:text-properties officeooo:rsid="002f4853" officeooo:paragraph-rsid="002f4853"/>
    </style:style>
    <style:style style:name="P19" style:family="paragraph" style:parent-style-name="Text_20_body">
      <style:text-properties officeooo:rsid="002f8696" officeooo:paragraph-rsid="002f8696"/>
    </style:style>
    <style:style style:name="P20" style:family="paragraph" style:parent-style-name="Text_20_body">
      <style:text-properties officeooo:rsid="0030d25f" officeooo:paragraph-rsid="0030d25f"/>
    </style:style>
    <style:style style:name="P21" style:family="paragraph" style:parent-style-name="Text_20_body">
      <style:text-properties officeooo:rsid="00314c17" officeooo:paragraph-rsid="00314c17"/>
    </style:style>
    <style:style style:name="P22" style:family="paragraph" style:parent-style-name="Text_20_body">
      <style:text-properties officeooo:rsid="003348df" officeooo:paragraph-rsid="003348df"/>
    </style:style>
    <style:style style:name="P23" style:family="paragraph" style:parent-style-name="Text_20_body">
      <style:text-properties officeooo:rsid="00365c4e" officeooo:paragraph-rsid="00365c4e"/>
    </style:style>
    <style:style style:name="P24" style:family="paragraph" style:parent-style-name="Text_20_body">
      <style:text-properties officeooo:rsid="0039d38f" officeooo:paragraph-rsid="0039d38f"/>
    </style:style>
    <style:style style:name="P25" style:family="paragraph" style:parent-style-name="Text_20_body">
      <style:text-properties officeooo:rsid="00421543" officeooo:paragraph-rsid="00421543"/>
    </style:style>
    <style:style style:name="P26" style:family="paragraph" style:parent-style-name="Title">
      <style:text-properties officeooo:rsid="0010252e" officeooo:paragraph-rsid="0010252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rsid="0010252e" officeooo:paragraph-rsid="003fe72e"/>
    </style:style>
    <style:style style:name="P36" style:family="paragraph" style:parent-style-name="Heading_20_3">
      <style:text-properties officeooo:rsid="00172dbd"/>
    </style:style>
    <style:style style:name="P37" style:family="paragraph" style:parent-style-name="Heading_20_3">
      <style:text-properties officeooo:rsid="002418c5" officeooo:paragraph-rsid="002418c5"/>
    </style:style>
    <style:style style:name="P38" style:family="paragraph" style:parent-style-name="Heading_20_3">
      <style:text-properties officeooo:rsid="0037eb8d" officeooo:paragraph-rsid="0037eb8d"/>
    </style:style>
    <style:style style:name="P39" style:family="paragraph" style:parent-style-name="Heading_20_4">
      <style:text-properties officeooo:rsid="002f4853" officeooo:paragraph-rsid="002f4853"/>
    </style:style>
    <style:style style:name="P40" style:family="paragraph" style:parent-style-name="Heading_20_4">
      <style:text-properties officeooo:rsid="0037eb8d" officeooo:paragraph-rsid="0037eb8d"/>
    </style:style>
    <style:style style:name="P41" style:family="paragraph" style:parent-style-name="Heading_20_4">
      <style:text-properties officeooo:rsid="0040d0e7" officeooo:paragraph-rsid="0040d0e7"/>
    </style:style>
    <style:style style:name="P42" style:family="paragraph" style:parent-style-name="Text_20_body" style:list-style-name="L1">
      <style:paragraph-properties fo:margin-top="0.101cm" fo:margin-bottom="0.122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cm" loext:border="none"/>
    </style:style>
    <style:style style:name="T4" style:family="text">
      <style:text-properties officeooo:rsid="0015390e"/>
    </style:style>
    <style:style style:name="T5" style:family="text">
      <style:text-properties officeooo:rsid="00172dbd"/>
    </style:style>
    <style:style style:name="T6" style:family="text">
      <style:text-properties officeooo:rsid="0017f55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a453b"/>
    </style:style>
    <style:style style:name="T9" style:family="text">
      <style:text-properties officeooo:rsid="002b6582"/>
    </style:style>
    <style:style style:name="T10" style:family="text">
      <style:text-properties officeooo:rsid="00306cfb"/>
    </style:style>
    <style:style style:name="T11" style:family="text">
      <style:text-properties officeooo:rsid="0034fe60"/>
    </style:style>
    <style:style style:name="T12" style:family="text">
      <style:text-properties style:text-underline-style="none"/>
    </style:style>
    <style:style style:name="T13" style:family="text">
      <style:text-properties officeooo:rsid="004373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Backend Platzi (Molina)<text:line-break/><text:span text:style-name="T13">Fundamentos de Python</text:span></text:p>
      <text:h text:style-name="P35" text:outline-level="1"><text:bookmark-start text:name="__RefHeading___Toc413_3113235841"/><text:bookmark-end text:name="__RefHeading___Toc413_3113235841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7"><text:a xlink:type="simple" xlink:href="#__RefHeading___Toc415_3113235841" text:style-name="Index_20_Link" text:visited-style-name="Index_20_Link">Archivo README<text:tab/>1</text:a></text:p>
          <text:p text:style-name="P27"><text:a xlink:type="simple" xlink:href="#__RefHeading___Toc417_3113235841" text:style-name="Index_20_Link" text:visited-style-name="Index_20_Link">Archivo de codigo .py<text:tab/>2</text:a></text:p>
          <text:p text:style-name="P28"><text:a xlink:type="simple" xlink:href="#__RefHeading___Toc419_3113235841" text:style-name="Index_20_Link" text:visited-style-name="Index_20_Link">Comentarios:<text:tab/>2</text:a></text:p>
          <text:p text:style-name="P28"><text:a xlink:type="simple" xlink:href="#__RefHeading___Toc421_3113235841" text:style-name="Index_20_Link" text:visited-style-name="Index_20_Link">Variables:<text:tab/>2</text:a></text:p>
          <text:p text:style-name="P28"><text:a xlink:type="simple" xlink:href="#__RefHeading___Toc423_3113235841" text:style-name="Index_20_Link" text:visited-style-name="Index_20_Link"><text:s/>Tipos de datos:<text:tab/>2</text:a></text:p>
          <text:p text:style-name="P29"><text:a xlink:type="simple" xlink:href="#__RefHeading___Toc425_3113235841" text:style-name="Index_20_Link" text:visited-style-name="Index_20_Link">Tipos de datos primitivos<text:tab/>2</text:a></text:p>
          <text:p text:style-name="P29"><text:a xlink:type="simple" xlink:href="#__RefHeading___Toc427_3113235841" text:style-name="Index_20_Link" text:visited-style-name="Index_20_Link">Tipos de dato adicionales<text:tab/>2</text:a></text:p>
          <text:p text:style-name="P28"><text:a xlink:type="simple" xlink:href="#__RefHeading___Toc429_3113235841" text:style-name="Index_20_Link" text:visited-style-name="Index_20_Link">Condicionales<text:tab/>3</text:a></text:p>
          <text:p text:style-name="P28"><text:a xlink:type="simple" xlink:href="#__RefHeading___Toc431_3113235841" text:style-name="Index_20_Link" text:visited-style-name="Index_20_Link">Listas y diccionarios<text:tab/>3</text:a></text:p>
          <text:p text:style-name="P29"><text:a xlink:type="simple" xlink:href="#__RefHeading___Toc433_3113235841" text:style-name="Index_20_Link" text:visited-style-name="Index_20_Link">Listas<text:tab/>3</text:a></text:p>
          <text:p text:style-name="P30"><text:a xlink:type="simple" xlink:href="#__RefHeading___Toc435_3113235841" text:style-name="Index_20_Link" text:visited-style-name="Index_20_Link">Metodos para listas<text:tab/>3</text:a></text:p>
          <text:p text:style-name="P29"><text:a xlink:type="simple" xlink:href="#__RefHeading___Toc437_3113235841" text:style-name="Index_20_Link" text:visited-style-name="Index_20_Link">Tuplas<text:tab/>4</text:a></text:p>
          <text:p text:style-name="P30"><text:a xlink:type="simple" xlink:href="#__RefHeading___Toc439_3113235841" text:style-name="Index_20_Link" text:visited-style-name="Index_20_Link">Acceder a un elemento<text:tab/>4</text:a></text:p>
          <text:p text:style-name="P30"><text:a xlink:type="simple" xlink:href="#__RefHeading___Toc441_3113235841" text:style-name="Index_20_Link" text:visited-style-name="Index_20_Link">Encontrar un elemento<text:tab/>4</text:a></text:p>
          <text:p text:style-name="P30"><text:a xlink:type="simple" xlink:href="#__RefHeading___Toc443_3113235841" text:style-name="Index_20_Link" text:visited-style-name="Index_20_Link">Metodos<text:tab/>4</text:a></text:p>
          <text:p text:style-name="P29"><text:a xlink:type="simple" xlink:href="#__RefHeading___Toc445_3113235841" text:style-name="Index_20_Link" text:visited-style-name="Index_20_Link">Diccionario<text:tab/>5</text:a></text:p>
          <text:p text:style-name="P28"><text:a xlink:type="simple" xlink:href="#__RefHeading___Toc447_3113235841" text:style-name="Index_20_Link" text:visited-style-name="Index_20_Link">Ciclos<text:tab/>6</text:a></text:p>
          <text:p text:style-name="P29"><text:a xlink:type="simple" xlink:href="#__RefHeading___Toc449_3113235841" text:style-name="Index_20_Link" text:visited-style-name="Index_20_Link">While<text:tab/>6</text:a></text:p>
          <text:p text:style-name="P29"><text:a xlink:type="simple" xlink:href="#__RefHeading___Toc1009_2126681490" text:style-name="Index_20_Link" text:visited-style-name="Index_20_Link">For<text:tab/>6</text:a></text:p>
        </text:index-body>
      </text:table-of-content>
      <text:h text:style-name="P35" text:outline-level="1"><text:bookmark-start text:name="__RefHeading___Toc415_3113235841"/>Archivo <text:span text:style-name="T12">README</text:span><text:bookmark-end text:name="__RefHeading___Toc415_3113235841"/></text:h>
      <text:p text:style-name="Texto_20_Comun">Puedes agregar un archivo README a un repositorio para comunicar información importante sobre tu proyecto. Un archivo LÉAME, junto con una licencia de repositorio, un archivo de cita, instrucciones de contribución y un código de conducta, comunica las expectativas de tu proyecto y te ayuda a administrar las contribuciones.</text:p>
      <text:p text:style-name="P3">Un archivo README suele ser el primer elemento que verá un visitante cuando entre a tu repositorio. Los archivos README habitualmente incluyen información sobre:</text:p>
      <text:list xml:id="list2492972230" text:style-name="L1">
        <text:list-item>
          <text:p text:style-name="P42">Qué hace el proyecto.</text:p>
        </text:list-item>
        <text:list-item>
          <text:p text:style-name="P42">Por qué el proyecto es útil.</text:p>
        </text:list-item>
        <text:list-item>
          <text:p text:style-name="P42">Cómo pueden comenzar los usuarios con el proyecto.</text:p>
        </text:list-item>
        <text:list-item>
          <text:p text:style-name="P42">Dónde pueden recibir ayuda los usuarios con tu proyecto</text:p>
        </text:list-item>
        <text:list-item>
          <text:p text:style-name="P42">Quién mantiene y contribuye con el proyecto.</text:p>
        </text:list-item>
      </text:list>
      <text:p text:style-name="P1"><text:soft-page-break/><text:span text:style-name="T2">Si colocas tu archivo README en el directorio </text:span><text:span text:style-name="Source_20_Text"><text:span text:style-name="T3">.github</text:span></text:span><text:span text:style-name="T2">, raíz o </text:span><text:span text:style-name="Source_20_Text"><text:span text:style-name="T3">docs </text:span></text:span><text:span text:style-name="T2">oculto de tu repositorio, GitHub lo reconocerá y automáticamente expondrá tu archivo README a los visitantes del repositorio.</text:span></text:p>
      <text:p text:style-name="P2"/>
      <text:h text:style-name="Heading_20_1" text:outline-level="1"><text:bookmark-start text:name="__RefHeading___Toc417_3113235841"/>Archivo de codigo .py<text:bookmark-end text:name="__RefHeading___Toc417_3113235841"/></text:h>
      <text:h text:style-name="P36" text:outline-level="3"><text:bookmark-start text:name="__RefHeading___Toc419_3113235841"/>Comentarios: <text:bookmark-end text:name="__RefHeading___Toc419_3113235841"/></text:h>
      <text:p text:style-name="Texto_20_Comun"><text:span text:style-name="T4">Podemos comentar descripciones de un codigo </text:span><text:span text:style-name="T5">que pueden ayudar al equipo. Por ej. a traves de los siguientes caracteres </text:span><text:span text:style-name="T4">#, “ “, “”” “””, ‘ ‘, ‘’’ ‘’’</text:span></text:p>
      <text:h text:style-name="Heading_20_3" text:outline-level="3"><text:bookmark-start text:name="__RefHeading___Toc421_3113235841"/>Variables:<text:bookmark-end text:name="__RefHeading___Toc421_3113235841"/></text:h>
      <text:p text:style-name="P4">Son espacios de memoria donde insertamos distintos tipo de datos.</text:p>
      <text:p text:style-name="Texto_20_Comun"/>
      <text:p text:style-name="Texto_20_Comun"/>
      <text:p text:style-name="Texto_20_Comun"/>
      <text:p text:style-name="Texto_20_Comun"/>
      <text:h text:style-name="Heading_20_3" text:outline-level="3"><text:bookmark-start text:name="__RefHeading___Toc423_3113235841"/><text:s/><text:span text:style-name="T6">Tipos de datos:</text:span><text:bookmark-end text:name="__RefHeading___Toc423_3113235841"/></text:h>
      <text:p text:style-name="Text_20_body"><text:a xlink:type="simple" xlink:href="https://www.w3schools.com/python/python_datatypes.asp" text:style-name="Internet_20_link" text:visited-style-name="Visited_20_Internet_20_Link">https://www.w3schools.com/python/python_datatypes.asp</text:a></text:p>
      <text:p text:style-name="P5">Existe una funcion que nos devuelve que tipo de dato es una variable.<text:line-break/><text:span text:style-name="T7">type(variable).</text:span></text:p>
      <text:p text:style-name="P10">Tambien podemos cambiar un tipo de dato, generalmente se lo realiza hacia un string o un integer.</text:p>
      <text:p text:style-name="P6">dato_a_int = int(variable)<text:line-break/>dato_a_str = str(variable)</text:p>
      <text:h text:style-name="Heading_20_4" text:outline-level="4"><text:bookmark-start text:name="__RefHeading___Toc425_3113235841"/>Tipos de datos primitivos<text:bookmark-end text:name="__RefHeading___Toc425_3113235841"/></text:h>
      <text:p text:style-name="P11">Integers: números Enteros</text:p>
      <text:p text:style-name="P11">Floats: números de punto flotante (decimales)</text:p>
      <text:p text:style-name="P11">Strings: cadena de caracteres (texto)</text:p>
      <text:p text:style-name="P11">Boolean: boolenaos (Verdadero o Falso)</text:p>
      <text:h text:style-name="Heading_20_4" text:outline-level="4"><text:bookmark-start text:name="__RefHeading___Toc427_3113235841"/>Tipos de dato adicionales<text:bookmark-end text:name="__RefHeading___Toc427_3113235841"/></text:h>
      <text:p text:style-name="P11">Datos en texto: str</text:p>
      <text:p text:style-name="P11">Datos numéricos: int, float, complex</text:p>
      <text:p text:style-name="P11">Datos en secuencia: list, tuple, range</text:p>
      <text:p text:style-name="P11">Datos de mapeo: dict</text:p>
      <text:p text:style-name="P11"><text:soft-page-break/>Set Types: set, frozenset</text:p>
      <text:p text:style-name="P11">Datos booleanos: bool</text:p>
      <text:p text:style-name="P11">Datos binarios: bytes, bytearray, memoryview</text:p>
      <text:h text:style-name="Heading_20_3" text:outline-level="3"><text:bookmark-start text:name="__RefHeading___Toc429_3113235841"/>Condicionales<text:bookmark-end text:name="__RefHeading___Toc429_3113235841"/></text:h>
      <text:p text:style-name="P16">Son partes de codigos donde se ejecutan ciertas lineas si se cumple una condición en particular.</text:p>
      <text:p text:style-name="P7">if: <text:span text:style-name="T1">Ejecuta una condicion</text:span></text:p>
      <text:p text:style-name="P7">elif: <text:span text:style-name="T1">En caso de que no entre en la primer condicion, ejecuta esta</text:span></text:p>
      <text:p text:style-name="P7">else: <text:span text:style-name="T1">Si no se cumple ninguna, se ejecuta este bloque</text:span></text:p>
      <text:h text:style-name="P37" text:outline-level="3"><text:bookmark-start text:name="__RefHeading___Toc431_3113235841"/>Listas y diccionarios<text:bookmark-end text:name="__RefHeading___Toc431_3113235841"/></text:h>
      <text:p text:style-name="P17">String: Es una cadena de caracteres.</text:p>
      <text:h text:style-name="Heading_20_4" text:outline-level="4"><text:bookmark-start text:name="__RefHeading___Toc433_3113235841"/>Listas<text:bookmark-end text:name="__RefHeading___Toc433_3113235841"/></text:h>
      <text:p text:style-name="P17">Lista = [1, 2, 3, 4, 5]</text:p>
      <text:p text:style-name="P17">Puede ser modificada<text:line-break/>Cada elemento esta separado por una coma<text:line-break/>Puede contener todo tipo de datos</text:p>
      <text:h text:style-name="Heading_20_5" text:outline-level="5"><text:bookmark-start text:name="__RefHeading___Toc435_3113235841"/>Metodos para listas<text:bookmark-end text:name="__RefHeading___Toc435_3113235841"/></text:h>
      <text:p text:style-name="P17">Lista.metodo(indice,elemento) o Lista.metodo(elemento)</text:p>
      <text:p text:style-name="P17">Metodos importantes</text:p>
      <text:p text:style-name="P17">.count(elemento) cuenta cuantas veces un elemento esta en una lista</text:p>
      <text:p text:style-name="P17">.extend(lista) permite extender una lista agregándole los elementos de otra lista</text:p>
      <text:p text:style-name="P17">.pop() elimina y retorna el ultimo elemento de la lista</text:p>
      <text:p text:style-name="P17">.reverse() reversa el orden de la lista</text:p>
      <text:p text:style-name="P17">.sort() ordena la lista de manera ascendente o descendente</text:p>
      <text:p text:style-name="P17">Actualizar un valor</text:p>
      <text:p text:style-name="P17"><text:tab/><text:span text:style-name="T7">Lista = [1, 2, 3, 4, 5]</text:span></text:p>
      <text:p text:style-name="P8"><text:tab/>Lista[0] = -8</text:p>
      <text:p text:style-name="P17"><text:tab/>Lista = [-8, 2, 3, 4, 5], resultado de la lista luego de actualizar el valor</text:p>
      <text:p text:style-name="P17">Agregar un elemento</text:p>
      <text:p text:style-name="P8">Lista.append(indice,elemento)</text:p>
      <text:p text:style-name="P17"><text:span text:style-name="T7">Lista.append(elemento)</text:span><text:line-break/>en este caso el nuevo elemento se agrega al final de la lista</text:p>
      <text:p text:style-name="P17">Eliminar un elemento</text:p>
      <text:p text:style-name="P8"><text:soft-page-break/>Lista.remove(indice, elemento)</text:p>
      <text:p text:style-name="P9">Lista.pop()<text:line-break/><text:span text:style-name="T1">Elimina el ultimo elemento</text:span></text:p>
      <text:p text:style-name="P12"/>
      <text:h text:style-name="Heading_20_4" text:outline-level="4"><text:bookmark-start text:name="__RefHeading___Toc437_3113235841"/>Tuplas<text:bookmark-end text:name="__RefHeading___Toc437_3113235841"/></text:h>
      <text:p text:style-name="P12">Estructura de datos inmutables que contiene una secuencia ordenada de elementos</text:p>
      <text:p text:style-name="P12">Tupla = (1, 2, 3, 4)</text:p>
      <text:p text:style-name="P12">Los elementos están separados por espacios luego de las comas</text:p>
      <text:p text:style-name="P12">Puede contener cualquier tipo de datos</text:p>
      <text:p text:style-name="P12">Cada posición de la tupla tiene un índice</text:p>
      <text:p text:style-name="P12">Es inmutable y por lo tanto no puede ser modificada, lo que permite proteger mejor la data si no queremos que se modifique por error</text:p>
      <text:h text:style-name="Heading_20_5" text:outline-level="5"><text:bookmark-start text:name="__RefHeading___Toc439_3113235841"/>Acceder a un elemento<text:bookmark-end text:name="__RefHeading___Toc439_3113235841"/></text:h>
      <text:p text:style-name="P12"><text:tab/>Tupla = (”A”, “B”, “C”)</text:p>
      <text:p text:style-name="P12"><text:tab/>Tupla [0] Indice a consultar</text:p>
      <text:p text:style-name="P12">“A” Nos retorna el resultado de la posición 0 en la tupla</text:p>
      <text:h text:style-name="Heading_20_5" text:outline-level="5"><text:bookmark-start text:name="__RefHeading___Toc441_3113235841"/>Encontrar un elemento<text:bookmark-end text:name="__RefHeading___Toc441_3113235841"/></text:h>
      <text:p text:style-name="P12"><text:tab/>Tupla = (”A”, “B”, “C”)</text:p>
      <text:p text:style-name="P12"><text:tab/>“A” in Tupla</text:p>
      <text:p text:style-name="P12">True</text:p>
      <text:p text:style-name="P12"><text:tab/>“Z” in Tupla</text:p>
      <text:p text:style-name="P12">False</text:p>
      <text:h text:style-name="Heading_20_5" text:outline-level="5"><text:bookmark-start text:name="__RefHeading___Toc443_3113235841"/>Metodos<text:bookmark-end text:name="__RefHeading___Toc443_3113235841"/></text:h>
      <text:p text:style-name="P12">Buscar el Indice de un elemento</text:p>
      <text:p text:style-name="P12"><text:tab/>Tupla = (”A”, “B”, “C”)</text:p>
      <text:p text:style-name="P12"><text:tab/>Tupla.index(”A”)</text:p>
      <text:p text:style-name="P12">0 Nos devuelve el indice del elemento que buscamos</text:p>
      <text:p text:style-name="P12">Numero de veces que un elemento aparece en la Tupla</text:p>
      <text:p text:style-name="P12"><text:tab/>Tupla = (”A”, “B”, “C”)</text:p>
      <text:p text:style-name="P12"><text:tab/>Tupla.count(elemento)</text:p>
      <text:p text:style-name="P12"><text:tab/>Tupla.count(”B”)</text:p>
      <text:p text:style-name="P12">1 Retorna el numero de veces del elemento en la Tupla</text:p>
      <text:p text:style-name="P14"><text:soft-page-break/>Crear una lista a partir de una lista</text:p>
      <text:p text:style-name="P13"><text:tab/>Tupla = (”A”, “B”, “C”)</text:p>
      <text:p text:style-name="P13"><text:tab/><text:span text:style-name="T8">Lista = list(T</text:span><text:span text:style-name="T9">upla)</text:span></text:p>
      <text:p text:style-name="P15">Crear una tupla a partir de una lista</text:p>
      <text:p text:style-name="P15"><text:tab/>Lista = [A, B, C]</text:p>
      <text:p text:style-name="P15"><text:tab/>Tupla = tuple(Lista)</text:p>
      <text:p text:style-name="P15"/>
      <text:h text:style-name="P39" text:outline-level="4"><text:bookmark-start text:name="__RefHeading___Toc445_3113235841"/>Diccionario<text:bookmark-end text:name="__RefHeading___Toc445_3113235841"/></text:h>
      <text:p text:style-name="P18">Tiene una llave y un valor. </text:p>
      <text:p text:style-name="P18">Permite mutabilidad, pero no permite llaves duplicadas.</text:p>
      <text:p text:style-name="P18"><text:tab/>diccionario = {‘uno’: 1, ‘dos’: 2}</text:p>
      <text:p text:style-name="P18">Permite agregar clave y valor de la siguiente forma</text:p>
      <text:p text:style-name="P18"><text:tab/>diccionario[‘tres’] = 3</text:p>
      <text:p text:style-name="P19">Para tomar el valor de una clave </text:p>
      <text:p text:style-name="P19"><text:tab/>diccionario[‘uno’]<text:line-break/>1</text:p>
      <text:p text:style-name="P19">Para comprobar si una clave existe en el diccionario</text:p>
      <text:p text:style-name="P19"><text:tab/>‘clave’ in diccionario<text:line-break/><text:span text:style-name="T10">False</text:span></text:p>
      <text:p text:style-name="P20">Tambien se puede hacer un get, pero en caso de que no este, el resultado es none.</text:p>
      <text:p text:style-name="P20"><text:tab/>diccionario.get(‘cuatro’)<text:line-break/>None</text:p>
      <text:p text:style-name="P21">Para eliminar podemos utilizar dos metodos</text:p>
      <text:p text:style-name="P21"><text:tab/>del diccionario[‘uno’]<text:line-break/><text:tab/>diccionario.pop(‘uno’)</text:p>
      <text:p text:style-name="P22">Como metodos de devolucion de datos tenemos:</text:p>
      <text:p text:style-name="P22"><text:tab/>diccionario.items()<text:line-break/>dict_items([('uno', 1), ('dos', 2), ('tres', 3)])<text:line-break/><text:span text:style-name="T11">Devulve tuplas con clave y valor</text:span></text:p>
      <text:p text:style-name="P22"><text:tab/><text:span text:style-name="T11">diccionario.keys()<text:line-break/>dict_keys(['uno', 'dos', 'tres'])<text:line-break/>Devuelve una lista con las claves</text:span></text:p>
      <text:p text:style-name="P22"><text:tab/><text:span text:style-name="T11">diccionario.values()<text:line-break/>dict_values([1, 2, 3])<text:line-break/>Devuelve una lista con los valores</text:span></text:p>
      <text:p text:style-name="P23"><text:soft-page-break/>Para obtener listas de estos elementos hay que pasarlos mediante list<text:line-break/><text:tab/>list(dict_values(<text:span text:style-name="T11">[1, 2, 3])</text:span>)</text:p>
      <text:p text:style-name="P23"/>
      <text:h text:style-name="P38" text:outline-level="3"><text:bookmark-start text:name="__RefHeading___Toc447_3113235841"/>Ciclos<text:bookmark-end text:name="__RefHeading___Toc447_3113235841"/></text:h>
      <text:h text:style-name="P40" text:outline-level="4"><text:bookmark-start text:name="__RefHeading___Toc449_3113235841"/>While<text:bookmark-end text:name="__RefHeading___Toc449_3113235841"/></text:h>
      <text:p text:style-name="P24">Mientras se cumpla una condición, que se repita el ciclo.</text:p>
      <text:h text:style-name="P41" text:outline-level="4"><text:bookmark-start text:name="__RefHeading___Toc1009_2126681490"/>For<text:bookmark-end text:name="__RefHeading___Toc1009_2126681490"/></text:h>
      <text:p text:style-name="P25">Iteramos bajo un conjunto de datos, esta definida la cantidad de iteraciones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o_20_Comun" style:display-name="Texto Comun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family="apple-system, BlinkMacSystemFont, 'Segoe UI', 'Noto Sans', Helvetica, Arial, sans-serif, 'Apple Color Emoji', 'Segoe UI Emoji'" fo:font-size="12pt" fo:letter-spacing="normal" fo:font-style="normal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38:19.017266277</meta:creation-date>
    <dc:date>2023-03-29T09:29:24.820094362</dc:date>
    <meta:editing-duration>PT7H55M45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6" meta:paragraph-count="138" meta:word-count="895" meta:character-count="5533" meta:non-whitespace-character-count="4748"/>
  </office:meta>
</office:document-meta>
</file>